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Token.mapUpdate( Map map ,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Token.parseIndex( String index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Token.applyValuesToList( Object value , List 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pressionToken.listLookup( List list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oken.beanLookup( Object value , Object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oken.mapLookup( Map map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oken.listUpdate( List list , int index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pressionToken.beanUpdate( Object bean , Object identifier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xpressionToken.arrayLookup( Object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oken.arrayUpdate( Object array , int index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